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28pt" style:font-size-asian="18pt" style:font-size-complex="18pt"/>
    </style:style>
    <style:style style:name="P4" style:family="paragraph">
      <style:paragraph-properties fo:text-align="center"/>
      <style:text-properties fo:font-size="40pt" style:font-size-asian="18pt" style:font-size-complex="18pt"/>
    </style:style>
    <style:style style:name="P5" style:family="paragraph">
      <style:text-properties fo:font-size="28pt" style:font-size-asian="18pt" style:font-size-complex="18pt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40pt" style:font-size-asian="18pt" style:font-size-complex="18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2cm" svg:height="1.5cm" svg:x="6.5cm" svg:y="4cm">
          <text:p/>
        </draw:rect>
        <draw:rect draw:style-name="gr1" draw:text-style-name="P1" draw:layer="layout" svg:width="4cm" svg:height="1.5cm" svg:x="14.5cm" svg:y="9.1cm">
          <text:p/>
        </draw:rect>
        <draw:rect draw:style-name="gr2" draw:text-style-name="P2" draw:layer="layout" svg:width="6cm" svg:height="1.5cm" svg:x="8.5cm" svg:y="7.3cm">
          <text:p text:style-name="P2">page frame number</text:p>
          <text:p text:style-name="P2">(pfn)</text:p>
        </draw:rect>
        <draw:rect draw:style-name="gr1" draw:text-style-name="P1" draw:layer="layout" svg:width="6cm" svg:height="1.5cm" svg:x="8.5cm" svg:y="9.1cm">
          <text:p/>
        </draw:rect>
        <draw:rect draw:style-name="gr2" draw:text-style-name="P1" draw:layer="layout" svg:width="3cm" svg:height="1.5cm" svg:x="15.5cm" svg:y="11.4cm">
          <text:p text:style-name="P1">offset in<text:line-break/>cache-line</text:p>
        </draw:rect>
        <draw:rect draw:style-name="gr2" draw:text-style-name="P3" draw:layer="layout" svg:width="7cm" svg:height="1.5cm" svg:x="8.5cm" svg:y="11.4cm">
          <text:p text:style-name="P1"><text:span text:style-name="T1">tagset</text:span></text:p>
        </draw:rect>
        <draw:rect draw:style-name="gr2" draw:text-style-name="P4" draw:layer="layout" svg:width="6cm" svg:height="1.5cm" svg:x="8.5cm" svg:y="14.5cm">
          <text:p text:style-name="P1"><text:span text:style-name="T2">x</text:span></text:p>
        </draw:rect>
        <draw:line draw:style-name="gr3" draw:text-style-name="P1" draw:layer="layout" svg:x1="10.5cm" svg:y1="5.5cm" svg:x2="10.5cm" svg:y2="7.3cm">
          <text:p/>
        </draw:line>
        <draw:frame draw:style-name="gr4" draw:text-style-name="P5" draw:layer="layout" svg:width="2.31cm" svg:height="1.348cm" svg:x="10.5cm" svg:y="5.805cm">
          <draw:text-box>
            <text:p><text:span text:style-name="T1">TLB</text:span></text:p>
          </draw:text-box>
        </draw:frame>
        <draw:frame draw:style-name="gr4" draw:text-style-name="P5" draw:layer="layout" svg:width="3.144cm" svg:height="1.348cm" svg:x="11.156cm" svg:y="13cm">
          <draw:text-box>
            <text:p><text:span text:style-name="T1">cache</text:span></text:p>
          </draw:text-box>
        </draw:frame>
        <draw:frame draw:style-name="gr4" draw:text-style-name="P5" draw:layer="layout" svg:width="1.078cm" svg:height="1.348cm" draw:transform="rotate (1.5707963267946) translate (13.891cm 11.551cm)">
          <draw:text-box>
            <text:p><text:span text:style-name="T1">=</text:span></text:p>
          </draw:text-box>
        </draw:frame>
        <draw:line draw:style-name="gr3" draw:text-style-name="P1" draw:layer="layout" svg:x1="11cm" svg:y1="12.9cm" svg:x2="11cm" svg:y2="14.5cm">
          <text:p/>
        </draw:line>
        <draw:line draw:style-name="gr3" draw:text-style-name="P1" draw:layer="layout" svg:x1="16.8cm" svg:y1="5.5cm" svg:x2="16.798cm" svg:y2="9.722cm">
          <text:p/>
        </draw:line>
        <draw:line draw:style-name="gr3" draw:text-style-name="P1" draw:layer="layout" svg:x1="11cm" svg:y1="8.8cm" svg:x2="11cm" svg:y2="9.8cm">
          <text:p/>
        </draw:line>
        <draw:frame draw:style-name="gr4" draw:layer="layout" svg:width="2.78cm" svg:height="1.675cm" svg:x="5.52cm" svg:y="9cm">
          <draw:text-box>
            <text:p>physical<text:line-break/>address</text:p>
          </draw:text-box>
        </draw:frame>
        <draw:frame draw:style-name="gr4" draw:text-style-name="P6" draw:layer="layout" svg:width="2.424cm" svg:height="1.826cm" svg:x="4.076cm" svg:y="3.8cm">
          <draw:text-box>
            <text:p><text:span text:style-name="T3">y =</text:span></text:p>
          </draw:text-box>
        </draw:frame>
        <draw:frame draw:style-name="gr4" draw:layer="layout" svg:width="3.144cm" svg:height="1.675cm" svg:x="3.856cm" svg:y="5.5cm">
          <draw:text-box>
            <text:p>( virtual<text:line-break/>address )</text:p>
          </draw:text-box>
        </draw:frame>
        <draw:rect draw:style-name="gr2" draw:text-style-name="P2" draw:layer="layout" svg:width="7cm" svg:height="1.5cm" svg:x="7.5cm" svg:y="4cm">
          <text:p text:style-name="P2">virtual page number</text:p>
        </draw:rect>
        <draw:rect draw:style-name="gr2" draw:text-style-name="P2" draw:layer="layout" svg:width="4cm" svg:height="1.5cm" svg:x="14.5cm" svg:y="4cm">
          <text:p text:style-name="P2">offset in<text:line-break/>pag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8-10T18:58:35.62</dc:date>
    <dc:creator>Евгений Корныхин</dc:creator>
    <meta:editing-duration>PT00H28M39S</meta:editing-duration>
    <meta:editing-cycles>4</meta:editing-cycles>
    <meta:generator>OpenOffice.org/3.1$Win32 OpenOffice.org_project/310m11$Build-9399</meta:generator>
    <meta:printed-by>Евгений Корныхин</meta:printed-by>
    <meta:print-date>2009-08-10T18:58:31.40</meta:print-date>
    <meta:document-statistic meta:object-count="19"/>
  </office:meta>
</office:document-meta>
</file>